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6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1cm" fo:min-width="0.46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8.81cm" fo:min-width="0cm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5.398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6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8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2cm" svg:height="1.2cm" svg:x="3.9cm" svg:y="3.1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7.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3.9cm" svg:y="5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5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3.9cm" svg:y="6.9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6.9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6.3cm" svg:y="6.9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7.5cm" svg:y="8.8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3.9cm" svg:y="8.8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8.8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6.3cm" svg:y="8.8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7.5cm" svg:y="10.7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3.9cm" svg:y="10.7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10.7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6.3cm" svg:y="10.7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2.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8.7cm" svg:y="10.7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9.9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1.1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7.5cm" svg:y="12.6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3.9cm" svg:y="12.6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5.1cm" svg:y="12.6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6.3cm" svg:y="12.6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2.3cm" svg:y="1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8.7cm" svg:y="12.6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9.9cm" svg:y="12.6cm">
            <text:p text:style-name="P1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1.1cm" svg:y="12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cm" svg:height="1.2cm" svg:x="2.5cm" svg:y="3.1cm">
            <text:p text:style-name="P1"><text:span text:style-name="T1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cm" svg:height="1.2cm" svg:x="2.5cm" svg:y="5cm">
            <text:p text:style-name="P3"><text:span text:style-name="T1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cm" svg:height="1.2cm" svg:x="2.5cm" svg:y="6.9cm">
            <text:p text:style-name="P3"><text:span text:style-name="T1">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cm" svg:height="1.2cm" svg:x="2.5cm" svg:y="8.8cm">
            <text:p text:style-name="P3"><text:span text:style-name="T1">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1cm" svg:height="1.2cm" svg:x="2.5cm" svg:y="10.7cm">
            <text:p text:style-name="P3"><text:span text:style-name="T1">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cm" svg:height="1.2cm" svg:x="2.5cm" svg:y="12.6cm">
            <text:p text:style-name="P3"><text:span text:style-name="T1">f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1.2cm" svg:height="1.2cm" svg:x="20cm" svg:y="8.095cm">
            <text:p text:style-name="P1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6.4cm" svg:y="8.095cm">
            <text:p text:style-name="P1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7.6cm" svg:y="8.095cm">
            <text:p text:style-name="P1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18.8cm" svg:y="8.095cm">
            <text:p text:style-name="P1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24.8cm" svg:y="8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21.2cm" svg:y="8.095cm">
            <text:p text:style-name="P1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22.4cm" svg:y="8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cm" svg:height="1.2cm" svg:x="23.6cm" svg:y="8.0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4cm" svg:height="9.6cm" draw:transform="rotate (-1.5707963267949) translate (26cm 9.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9" draw:text-style-name="P5" draw:layer="layout" svg:width="0.4cm" svg:height="6cm" draw:transform="rotate (1.5707963267949) translate (16.4cm 7.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0" draw:text-style-name="P2" draw:layer="layout" svg:width="2.2cm" svg:height="0.8cm" svg:x="18.3cm" svg:y="6.5cm">
            <text:p text:style-name="P1"><text:span text:style-name="T1">leng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4cm" svg:height="0.8cm" svg:x="20cm" svg:y="10.1cm">
            <text:p text:style-name="P1"><text:span text:style-name="T1">capac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8T19:51:03.915000000</dc:date>
    <meta:editing-duration>P2DT4H15M55S</meta:editing-duration>
    <meta:editing-cycles>79</meta:editing-cycles>
    <meta:generator>LibreOffice/6.4.5.2$Windows_X86_64 LibreOffice_project/a726b36747cf2001e06b58ad5db1aa3a9a1872d6</meta:generator>
    <meta:document-statistic meta:object-count="48"/>
  </office:meta>
</office:document-meta>
</file>